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fo:background-color="transparent"/>
    </style:style>
    <style:style style:name="T11"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Pliszka,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ch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panowania swego ufać nie kazał. Jednak przydał się tutaj pan Wiszinoiu i jego ziomkowie, gdy się u chłopów mołdawskich o transportach do Kamieńca wywiadywał. </text:span><text:span text:style-name="T10">Transporty te mia</text:span><text:span text:style-name="T10">ł</text:span><text:span text:style-name="T10">y zawsze eskort</text:span><text:span text:style-name="T10">ę</text:span><text:span text:style-name="T10"> z pieszych janczar</text:span><text:span text:style-name="T10">ó</text:span><text:span text:style-name="T10">w oraz z Tatar</text:span><text:span text:style-name="T10">ó</text:span><text:span text:style-name="T10">w Bia</text:span><text:span text:style-name="T10">ł</text:span><text:span text:style-name="T10">ogrodzkich. Ci jednak niech</text:span><text:span text:style-name="T10">ę</text:span><text:span text:style-name="T10">tnie na t</text:span><text:span text:style-name="T10">ę</text:span><text:span text:style-name="T10"> wojn</text:span><text:span text:style-name="T10">ę</text:span><text:span text:style-name="T10"> poszli. Oto wywiedzia</text:span><text:span text:style-name="T10">ł</text:span><text:span text:style-name="T10"> si</text:span><text:span text:style-name="T10">ę</text:span><text:span text:style-name="T10"> pan Wiszinoju, </text:span><text:span text:style-name="T10">ż</text:span><text:span text:style-name="T10">e transport pewien niema</text:span><text:span text:style-name="T10">ł</text:span><text:span text:style-name="T10">y, zupe</text:span><text:span text:style-name="T10">ł</text:span><text:span text:style-name="T10">nie bez eskorty tatarskiej, z samymi tylko janczarami przez Mo</text:span><text:span text:style-name="T10">ł</text:span><text:span text:style-name="T10">dawi</text:span><text:span text:style-name="T10">ę</text:span><text:span text:style-name="T10"> przechodzi.</text:span></text:p>
      <text:p text:style-name="Text_20_body"><text:span text:style-name="T6">Ostrowski ścisnął kolanami konia i skręcił pomiędzy drzewami w kierunku traktu. Wiedział że stajanie za nimi to samo robiła chorągiw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text:s/>dmuchn</text:span><text:span text:style-name="T6">ę</text:span><text:span text:style-name="T6">li na swe lonty, ikrzepko trzymaj</text:span><text:span text:style-name="T6">ą</text:span><text:span text:style-name="T6">c ci</text:span><text:span text:style-name="T6">ęż</text:span><text:span text:style-name="T6">kie muszkiety w r</text:span><text:span text:style-name="T6">ę</text:span><text:span text:style-name="T6">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text:span><text:span text:style-name="T6">ś</text:span><text:span text:style-name="T6"> mi</text:span><text:span text:style-name="T6">ę</text:span><text:span text:style-name="T6">dzy wozami stan</text:span><text:span text:style-name="T6">ę</text:span><text:span text:style-name="T6">li, berdyszami si</text:span><text:span text:style-name="T6">ę</text:span><text:span text:style-name="T6"> zastawiaj</text:span><text:span text:style-name="T6">ą</text:span><text:span text:style-name="T6">c. Jednak z gąszczy za konwojem obie pancerne chorągwie w pędzie pełnym wypadły, w wąski a długi szyk ustawione, i siekły bezlitośnie janczar</text:span><text:span text:style-name="T6">ó</text:span><text:span text:style-name="T6">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ext:soft-page-break/>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text:span><text:span text:style-name="T6">ą</text:span><text:span text:style-name="T6">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oft-page-break/><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sp</text:span><text:span text:style-name="T6">ł</text:span><text:span text:style-name="T6">ywaj</text:span><text:span text:style-name="T6">ą</text:span><text:span text:style-name="T6">ce z Litwy wojska hetmana polnego Michała Radziwiłła. Jan Pliszka zwrócił uwagę Szymona na lichsze niż w Koronie wyposażenie wojaków litewskich. Tak i średniej jazdy nie nazywano na Litwie pancernymi, lecz petyhorcami, bo mało który z nich kolczugę zakładał, za to ka</text:span><text:span text:style-name="T6">ż</text:span><text:span text:style-name="T6">dy z nich wozi</text:span><text:span text:style-name="T6">ł</text:span><text:span text:style-name="T6"> ze sob</text:span><text:span text:style-name="T6">ą</text:span><text:span text:style-name="T6"> rohatyn</text:span><text:span text:style-name="T6">ę</text:span><text:span text:style-name="T6">.</text:span></text:p>
      <text:p text:style-name="P11"><text:span text:style-name="T6">Szymon z Janem i inszymi wojakami z Korony </text:span><text:span text:style-name="T6">często brali udział w podjazdach wraz</text:span><text:span text:style-name="T6"> z dragonami Radziwi</text:span><text:span text:style-name="T6">łł</text:span><text:span text:style-name="T6">a, Dubie</text:span><text:span text:style-name="T6">ń</text:span><text:span text:style-name="T6">ski ob</text:span><text:span text:style-name="T6">ó</text:span><text:span text:style-name="T6">z w </text:span><text:span text:style-name="T6">ż</text:span><text:span text:style-name="T6">ywno</text:span><text:span text:style-name="T6">ść</text:span><text:span text:style-name="T6"> zaopatruj</text:span><text:span text:style-name="T6">ą</text:span><text:span text:style-name="T6">c i ch</text:span><text:span text:style-name="T6">ł</text:span><text:span text:style-name="T6">opki okoliczne ba</text:span><text:span text:style-name="T6">ł</text:span><text:span text:style-name="T6">amuc</text:span><text:span text:style-name="T6">ą</text:span><text:span text:style-name="T6">c. Zanim jednak ch</text:span><text:span text:style-name="T6">ł</text:span><text:span text:style-name="T6">opi okoliczni prawdziwie rozgniewa</text:span><text:span text:style-name="T6">ć</text:span><text:span text:style-name="T6"> si</text:span><text:span text:style-name="T6">ę</text:span><text:span text:style-name="T6"> zd</text:span><text:span text:style-name="T6">ąż</text:span><text:span text:style-name="T6">yli, ob</text:span><text:span text:style-name="T6">ó</text:span><text:span text:style-name="T6">z zwini</text:span><text:span text:style-name="T6">ę</text:span><text:span text:style-name="T6">to i wyruszono na po</text:span><text:span text:style-name="T6">ł</text:span><text:span text:style-name="T6">udnie, naprzeciw wojskom koronnym. Szymon po raz pierwszy ujrza</text:span><text:span text:style-name="T6">ł</text:span><text:span text:style-name="T6"> Ukrain</text:span><text:span text:style-name="T6">ę</text:span><text:span text:style-name="T6">.</text:span></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o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xt:soft-page-break/>Tego wieczora do obozu wmaszerowały wojska z Litwy przybyłe.</text:p>
      <text:p text:style-name="P8">D<text:span text:style-name="T6">ł</text:span>ugo jednak w obozie nie zabawili. Po po<text:span text:style-name="T6">ś</text:span>piesznym przegl<text:span text:style-name="T6">ą</text:span>dzie wojsk koronnych i litewskich kaza<text:span text:style-name="T6">ł</text:span> kr<text:span text:style-name="T6">ó</text:span>l wyrusza<text:span text:style-name="T6">ć</text:span> - pod Bar. Ju<text:span text:style-name="T6">ż</text:span> kilka dni wcze<text:span text:style-name="T6">ś</text:span>niej wybrane oddzia<text:span text:style-name="T6">ł</text:span>y kawalerii koronnej pod dow<text:span text:style-name="T6">ó</text:span>dztwem pana Strza<text:span text:style-name="T6">ł</text:span>kowskiego uda<text:span text:style-name="T6">ł</text:span>y si<text:span text:style-name="T6">ę</text:span> w tamt<text:span text:style-name="T6">ą</text:span> stron<text:span text:style-name="T6">ę</text:span> i fortec<text:span text:style-name="T6">ę</text:span> t<text:span text:style-name="T6">ę</text:span> zablokowa<text:span text:style-name="T6">ł</text:span>y. Twierdza ta, niegdy<text:span text:style-name="T6">ś</text:span> <text:span text:style-name="T6">ś</text:span>wietna, od czasu bunt<text:span text:style-name="T6">ó</text:span>w kozacki stale podupada<text:span text:style-name="T6">ł</text:span>a, lecz po<text:span text:style-name="T6">ł</text:span>o<text:span text:style-name="T6">ż</text:span>ona w miejscu obronnym wielce, ze <text:span text:style-name="T6">ś</text:span>mia<text:span text:style-name="T6">łą</text:span> za<text:span text:style-name="T6">ł</text:span>og<text:span text:style-name="T6">ą</text:span> gro<text:span text:style-name="T6">ź</text:span>n<text:span text:style-name="T6">ą</text:span> by<text:span text:style-name="T6">ć</text:span> mog<text:span text:style-name="T6">ł</text:span>a. Za<text:span text:style-name="T6">ł</text:span>og<text:span text:style-name="T6">ę</text:span> za<text:span text:style-name="T6">ś</text:span> stanowili Lipkowie, Tatarzy polscy, co na pocz<text:span text:style-name="T6">ą</text:span>tku tej wojny na stron<text:span text:style-name="T6">ę</text:span> tureck<text:span text:style-name="T6">ą</text:span> przeszli.</text:p>
      <text:p text:style-name="P8">Pan Strzałkowski wziął wszystkie działa z Trembowli i śpiesznie pod Bar pomaszerował. Dowódca Lipków Aleksander Kryczyński, polski Tatar uszlachcony, a tytu<text:span text:style-name="T6">ł</text:span>em beja Baru przez su<text:span text:style-name="T6">ł</text:span>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note text:id="ftn7" text:note-class="endnote"><text:note-citation>7</text:note-citation><text:note-body><text:p text:style-name="Endnote">Relacja Erazma Otwinowskiego z 1699 roku</text:p></text:note-body></text:note>. Tydzie<text:span text:style-name="T6">ń</text:span> p<text:span text:style-name="T6">óź</text:span>niej nadci<text:span text:style-name="T6">ą</text:span>gn<text:span text:style-name="T6">ął</text:span> pod Bar sam Sobieski, a i dzia<text:span text:style-name="T6">ł</text:span>a z Trembowli wreszcie dotar<text:span text:style-name="T6">ł</text:span>y. </text:p>
      <text:p text:style-name="P8">Peter Pirwitz znowu machał rydlem, tym razem okopy dla świeżo pod Bar przybyłych dział budując. Wszystkie sześć ich już jutro miało koncert rozpocząć. Już od rana był Peter znowu na nogach, tym razem nie rydel lecz muszkiet 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text:p>
      <text:p text:style-name="P6"/>
      <text:h text:style-name="P14" text:outline-level="2">Rozdział IV</text:h>
      <text:p text:style-name="P9">"Effendi! Voulez-vous acheter?" - rozbrzmiewa<text:span text:style-name="T6">ł</text:span>o wsz<text:span text:style-name="T6">ę</text:span>dzie doko<text:span text:style-name="T6">ł</text:span>a. T<text:span text:style-name="T6">ł</text:span>um przekupni<text:span text:style-name="T6">ó</text:span>w, widz<text:span text:style-name="T6">ą</text:span>c cudzoziemc<text:span text:style-name="T6">ó</text:span>w, t<text:span text:style-name="T6">ł</text:span>oczy<text:span text:style-name="T6">ł</text:span> si<text:span text:style-name="T6">ę</text:span>, a ka<text:span text:style-name="T6">ż</text:span>dy zachwala<text:span text:style-name="T6">ł</text:span> sw<text:span text:style-name="T6">ó</text:span>j towar w j<text:span text:style-name="T6">ę</text:span>zyku, kt<text:span text:style-name="T6">ó</text:span>rego nie zna<text:span text:style-name="T6">ł</text:span>, my<text:span text:style-name="T6">ś</text:span>l<text:span text:style-name="T6">ą</text:span>c, <text:span text:style-name="T6">ż</text:span>e tak si<text:span text:style-name="T6">ę</text:span> najlepiej porozumie. Francuska delegacja z nieliczn<text:span text:style-name="T6">ą</text:span> obstaw<text:span text:style-name="T6">ą</text:span> przepycha<text:span text:style-name="T6">ł</text:span>a si<text:span text:style-name="T6">ę</text:span> jednak nie zwracaj<text:span text:style-name="T6">ą</text:span>c uwagi na handlarzy, <text:span text:style-name="T6">ś</text:span>pieszyli bowiem wezwani przed su<text:span text:style-name="T6">ł</text:span>tana. Jego monarsza wysoko<text:span text:style-name="T6">ść</text:span> raczy<text:span text:style-name="T6">ł</text:span> jednak by<text:span text:style-name="T6">ć</text:span> z postawy Francji niezadowolony i na znak tego nie przys<text:span text:style-name="T6">ł</text:span>a<text:span text:style-name="T6">ł</text:span> po pos<text:span text:style-name="T6">łó</text:span>w lektyki.</text:p>
      <text:p text:style-name="P9">Pos<text:span text:style-name="T6">ł</text:span>owie dotarli wreszcie do pa<text:span text:style-name="T6">ł</text:span>acu Topkapi i padli na twarz przed su<text:span text:style-name="T6">ł</text:span>tanem, w<text:span text:style-name="T6">ł</text:span>adc<text:span text:style-name="T6">ą</text:span> niepodzielnym pa<text:span text:style-name="T6">ń</text:span>stwa otoma<text:span text:style-name="T6">ń</text:span>skiego, panem <text:span text:style-name="T6">ż</text:span>ycia i <text:span text:style-name="T6">ś</text:span>mierci na trzech kontynentach, i kalifem, dziedzicem Proroka, zwierzchnikiem wiernych na ca<text:span text:style-name="T6">ł</text:span>ym grzesznym <text:span text:style-name="T6">ś</text:span>wiecie, w jednej osobie. <text:span text:style-name="T6">Ó</text:span>w skin<text:span text:style-name="T6">ął</text:span> wreszcie na pos<text:span text:style-name="T6">łó</text:span>w, by zbli<text:span text:style-name="T6">ż</text:span>yli si<text:span text:style-name="T6">ę</text:span> do tronu, obok kt<text:span text:style-name="T6">ó</text:span>rego sta<text:span text:style-name="T6">ł</text:span> wschodnio odziany europejczyk, t<text:span text:style-name="T6">ł</text:span>umacz zapewne. <text:s/>T<text:span text:style-name="T6">ł</text:span>umacz odezwa<text:span text:style-name="T6">ł</text:span> si<text:span text:style-name="T6">ę</text:span>:</text:p>
      <text:p text:style-name="Dialog">- Jego wysoko<text:span text:style-name="T6">ść</text:span><text:span text:style-name="T3"> gniewa si</text:span><text:span text:style-name="T6">ę</text:span><text:span text:style-name="T3">, </text:span><text:span text:style-name="T6">ż</text:span><text:span text:style-name="T3">e wasze wysi</text:span><text:span text:style-name="T6">ł</text:span><text:span text:style-name="T3">ki na rzecz zwyci</text:span><text:span text:style-name="T6">ę</text:span><text:span text:style-name="T3">stwa w tej wojnie mniejsze ostatnio wydaj</text:span><text:span text:style-name="T6">ą</text:span><text:span text:style-name="T3"> owoce. Oto kr</text:span><text:span text:style-name="T6">ó</text:span><text:span text:style-name="T3">l polski wielk</text:span><text:span text:style-name="T6">ą</text:span><text:span text:style-name="T3"> armi</text:span><text:span text:style-name="T6">ę</text:span><text:span text:style-name="T3"> zgromadzi</text:span><text:span text:style-name="T6">ł</text:span><text:span text:style-name="T3"> i najecha</text:span><text:span text:style-name="T6">ł</text:span><text:span text:style-name="T3"> Podole, kt</text:span><text:span text:style-name="T6">ó</text:span><text:span text:style-name="T3">re wszak wed</text:span><text:span text:style-name="T6">ł</text:span><text:span text:style-name="T3">ug um</text:span><text:span text:style-name="T6">ó</text:span><text:span text:style-name="T3">w prawomocnych Su</text:span><text:span text:style-name="T6">ł</text:span><text:span text:style-name="T3">tanowi si</text:span><text:span text:style-name="T6">ę</text:span><text:span text:style-name="T3"> nale</text:span><text:span text:style-name="T6">ż</text:span><text:span text:style-name="T3">y. Tymczasem nie od was o tym pochodzie zdradzieckim dowiedzieli</text:span><text:span text:style-name="T6">ś</text:span><text:span text:style-name="T3">my si</text:span><text:span text:style-name="T6">ę</text:span><text:span text:style-name="T3">, jeno wiele krwi wiernych nam </text:span><text:span text:style-name="T6">ż</text:span><text:span text:style-name="T3">o</text:span><text:span text:style-name="T6">ł</text:span><text:span text:style-name="T3">nierzy nas ta wi</text:span><text:span text:style-name="T6">eść już kosztowała. Mówcie wreszcie teraz, co wiecie o zamiarach króla Lachów.</text:span></text:p>
      <text:p text:style-name="Dialog"><text:span text:style-name="T6">- Zamiarem króla polskiego jest odzyskanie Kamieńca i Podola - odrzekli posłowie francuscy - na tym on na pewno poprzestanie, gdy granicę swego państwa sprzed lat pięciu odnowi</text:span><text:span text:style-name="T6">. Przeto walki w tym rejonie, które wojska jego dostojności Sułtana prowadzą, marnowaniem są tylko sił, które przeciw Austrii spożytkować lepiej można. Lepiej stabilną granicę na </text:span><text:soft-page-break/><text:span text:style-name="T6">Dniestrze ustanowić, zamiast na północ od <text:s/>niego wojska marnować. Od strony Polski nic nie grozi, na Mołdawię się nie wyprawią.</text:span></text:p>
      <text:p text:style-name="P3">- Granica na Dniestrze, oddanie Podola, o czym wy mówicie? Wszystkie twierdze Podola w naszym są ręku, przede wszystki Kamieniec, a zabezpieczają go Żwaniec, Trembowla, i Bar. O żadnym wycofaniu się mowy być nie może, bo wojska nasze zaopatrywać i powiększyć w każdy czas możemy, kiedy ta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 a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text:s/>się. Ta wojna w odległym kraju wielce niewygodna się stała. Ten Lw<text:span text:style-name="T6">ó</text:span>w i Krak<text:span text:style-name="T6">ów muszą poczekać na światło prawdziwej wiary proroka. Nawet nazwy prawdziwie osmańskiej jeszcze im nie wymyślono...</text:span></text:p>
      <text:p text:style-name="P3">- Że Sobieski zdolny jest do niespodzianek, wiedzieliśmy to już. Wydawało nam się jednak, że na opanowaniu Ukrainy się w tym roku skupi. Jeśli w ogóle cokolwiek, wobec buntów w swoim kraju, podejmie. Teraz jednak fortece nasze wokół <text:s/>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text:span text:style-name="T6">ż</text:span>e jeszcze da si<text:span text:style-name="T6">ę</text:span> sk<text:span text:style-name="T6">ł</text:span>oni<text:span text:style-name="T6">ć</text:span> Lach<text:span text:style-name="T6">ó</text:span>w do pokoju takiego, kt<text:span text:style-name="T6">ó</text:span>ry nie by<text:span text:style-name="T6">ł</text:span>by dla su<text:span text:style-name="T6">ł</text:span>tana uw<text:span text:style-name="T6">ł</text:span>aczaj<text:span text:style-name="T6">ą</text:span>cy.</text:p>
      <text:p text:style-name="P9">Genera<text:span text:style-name="T6">ł</text:span> K<text:span text:style-name="T6">ą</text:span>tski siedz<text:span text:style-name="T6">ąć</text:span> w Trembowli z ulg<text:span text:style-name="T6">ą </text:span>przyj<text:span text:style-name="T6">ął</text:span> o kapitulacji Baru wiadomo<text:span text:style-name="T6">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e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text:span><text:soft-page-break/><text:span text:style-name="T6">Pomorzu - na Litwę odmaszerowało. Teraz dopiero razem z Litwinami prosto na Kamieniec maszerowali. Rozkazy królewskie ich przynaglały, bo król do rozstrzygnięcia kampanii dążył.</text:span></text:p>
      <text:p text:style-name="P9">"Wielce miła moja serca a duszy pociecho - pisa<text:span text:style-name="T6">ł</text:span>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text:span text:style-name="T6">ś</text:span> na polach wok<text:span text:style-name="T6">ół</text:span> Kamie<text:span text:style-name="T6">ń</text:span>ca siedzimy i g<text:span text:style-name="T6">ł</text:span>odujemy, oni za<text:span text:style-name="T6">się w Kamieńcu siedzą i marzną. Obaczym, czy najpierw oni wszyscy z zimna popadają, czyli my z głodu, i taki to będzie koniec tej wojny. </text:span>Sko<text:span text:style-name="T6">ń</text:span>czy<text:span text:style-name="T6">ć</text:span> j<text:span text:style-name="T6">ą</text:span> jednak jeszcze tego roku musimy, tego wymaga umowa z Francj<text:span text:style-name="T6">ą</text:span> nasza, jak i te<text:span text:style-name="T6">ż</text:span> dalsze nasze plany.</text:p>
      <text:p text:style-name="P9">Dlatego te<text:span text:style-name="T6">ż</text:span> prosz<text:span text:style-name="T6">ę</text:span> Ci<text:span text:style-name="T6">ę</text:span> ju<text:span text:style-name="T6">ż</text:span> teraz, zacznij t<text:span text:style-name="T6">ę</text:span> akcj<text:span text:style-name="T6">ę</text:span> o kt<text:span text:style-name="T6">ó</text:span>rej m<text:span text:style-name="T6">ó</text:span>wili<text:span text:style-name="T6">ś</text:span>my ostatnio w Jaworowie: wydosta<text:span text:style-name="T6">ń</text:span> z Kr<text:span text:style-name="T6">ó</text:span>lewca pruskiego wdow<text:span text:style-name="T6">ę</text:span> po Kalksteinie z dzie<text:span text:style-name="T6">ć</text:span>mi i przywie<text:span text:style-name="T6">ź</text:span> ich do nas, ale ka<text:span text:style-name="T6">ż</text:span> dobrze strzec, bo elektor d<text:span text:style-name="T6">ł</text:span>ugie r<text:span text:style-name="T6">ę</text:span>ce ostatnio u nas miewa..."</text:p>
      <text:p text:style-name="P9">Lekka kawaleria Ostrowskiego wykrywa tureckie wojska w Moldawii, ponosz<text:span text:style-name="T6">ą</text:span>c ci<text:span text:style-name="T6">ęż</text:span>kie straty na patrolach. Wycofuje si<text:span text:style-name="T6">ę</text:span> na Chocim gdzie 2 grudnia obserwuje przemarsz ordy.</text:p>
      <text:p text:style-name="P9">Ordy<text:span text:style-name="T6">ń</text:span>cy Bia<text:span text:style-name="T6">ł</text:span>ogrodzcy zmuszeni przez wojska tureckie ldujce w Bia<text:span text:style-name="T6">ł</text:span>ogrodzie bardzo niech<text:span text:style-name="T6">ę</text:span>tnie bior<text:span text:style-name="T6">ą</text:span> udzia<text:span text:style-name="T6">ł</text:span> w wyprawie, po nieudanym szturmie Mohylewa odchdz<text:span text:style-name="T6">ą. Mohylewa broni Peter, potem przechodzi do </text:span><text:span text:style-name="T6">Ż</text:span><text:span text:style-name="T6">wa</text:span><text:span text:style-name="T6">ń</text:span><text:span text:style-name="T6">ca.</text:span></text:p>
      <text:p text:style-name="P9">Reszta Tatar<text:span text:style-name="T6">ó</text:span>w bierze udzi<text:span text:style-name="T6">ł</text:span> w bitwie pod Rud<text:span text:style-name="T6">ą, Jabłonowski ma zamiar odciąć Tatarów, po</text:span><text:span text:style-name="T6">ś</text:span>cig, w kt<text:span text:style-name="T6">ó</text:span>rym bierze udzia<text:span text:style-name="T6">ł</text:span> Starczy<text:span text:style-name="T6">ń</text:span>ski.<text:span text:style-name="T6"> JEdnocześnie Sieniawski broni Żwańca. <text:s/></text:span>pojawiają się Turcy pod Kapłanem Paszą</text:p>
      <text:p text:style-name="P9">Przybycie odsieczy tureckiej</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text:soft-page-break/>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4-02T16:28:39.72</dc:date>
    <meta:editing-cycles>875</meta:editing-cycles>
    <meta:editing-duration>P2DT18H36M23S</meta:editing-duration>
    <meta:document-statistic meta:table-count="0" meta:image-count="0" meta:object-count="0" meta:page-count="18" meta:paragraph-count="160" meta:word-count="8511" meta:character-count="57385"/>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